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1.0409in"/>
    </style:style>
    <style:style style:name="co4" style:family="table-column">
      <style:table-column-properties fo:break-before="auto" style:column-width="1.3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1in" svg:height="3.5453in" svg:x="5.2752in" svg:y="0.2965in">
            <draw:object draw:notify-on-update-of-ranges="Sheet1.B4:Sheet1.B15 Sheet1.D4:Sheet1.D15 Sheet1.B4:Sheet1.B15 Sheet1.E4:Sheet1.E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./a.out N | grep</text:p>
          </table:table-cell>
          <table:table-cell office:value-type="string" calcext:value-type="string">
            <text:p>./a.out N | wc -l</text:p>
          </table:table-cell>
          <table:table-cell office:value-type="string" calcext:value-type="string">
            <text:p>./a.out N &gt; /dev/null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econd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92" calcext:value-type="float">
            <text:p>0.09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36" calcext:value-type="float">
            <text:p>0.636</text:p>
          </table:table-cell>
          <table:table-cell office:value-type="float" office:value="0.813" calcext:value-type="float">
            <text:p>0.813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128" calcext:value-type="float">
            <text:p>8.128</text:p>
          </table:table-cell>
          <table:table-cell office:value-type="float" office:value="6.486" calcext:value-type="float">
            <text:p>6.48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76.46" calcext:value-type="float">
            <text:p>76.46</text:p>
          </table:table-cell>
          <table:table-cell office:value-type="float" office:value="80.303" calcext:value-type="float">
            <text:p>80.3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2:42:25.504528000</meta:creation-date>
    <dc:date>2017-08-05T12:53:52.950342000</dc:date>
    <meta:editing-duration>PT11M29S</meta:editing-duration>
    <meta:editing-cycles>2</meta:editing-cycles>
    <meta:generator>LibreOffice/4.3.4.1$MacOSX_X86_64 LibreOffice_project/bc356b2f991740509f321d70e4512a6a54c5f243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svg:x="0cm" svg:y="0cm" style:legend-expansion="custom" chartooo:width="15.988cm" chartooo:height="9.006cm" style:legend-expansion-aspect-ratio="1.77526093715301" chart:style-name="ch2"/>
        <chart:plot-area chart:style-name="ch3" table:cell-range-address="Sheet1.B4:Sheet1.B15 Sheet1.D4:Sheet1.E15" svg:x="0.319cm" svg:y="0.18cm" svg:width="15.35cm" svg:height="8.646cm">
          <chartooo:coordinate-region svg:x="0.968cm" svg:y="0.369cm" svg:width="14.5cm" svg:height="7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5" chart:class="chart:scatter">
            <chart:domain table:cell-range-address="Sheet1.B4:Sheet1.B15"/>
            <chart:data-point chart:repeated="12"/>
          </chart:series>
          <chart:series chart:style-name="ch8" chart:values-cell-range-address="Sheet1.E4:Sheet1.E15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4:Sheet1.B15</svg:desc>
                </draw:g>
              </table:table-cell>
              <table:table-cell office:value-type="float" office:value="0.008">
                <text:p>0.008</text:p>
                <draw:g>
                  <svg:desc>Sheet1.D4:Sheet1.D15</svg:desc>
                </draw:g>
              </table:table-cell>
              <table:table-cell office:value-type="float" office:value="0.005">
                <text:p>0.005</text:p>
                <draw:g>
                  <svg:desc>Sheet1.E4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92">
                <text:p>0.092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813">
                <text:p>0.813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.128">
                <text:p>8.128</text:p>
              </table:table-cell>
              <table:table-cell office:value-type="float" office:value="6.486">
                <text:p>6.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6.46">
                <text:p>76.46</text:p>
              </table:table-cell>
              <table:table-cell office:value-type="float" office:value="80.303">
                <text:p>80.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